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mitForm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mitForm.set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getColorSuccess( GetColorController . ColorForm color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mitForm.setCity( String 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mitForm.setAddress( String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mitForm.setNam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mitForm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mitFor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mitForm.get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submit( Submit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